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237.000000000000000pt"/>
    </style:style>
    <style:style style:name="co2" style:family="table-column">
      <style:table-column-properties style:column-width="92.000000000000000pt"/>
    </style:style>
    <style:style style:name="co3" style:family="table-column">
      <style:table-column-properties style:column-width="431.000000000000000pt"/>
    </style:style>
    <style:style style:name="co4" style:family="table-column">
      <style:table-column-properties style:column-width="441.000000000000000pt"/>
    </style:style>
    <style:style style:name="ce1" style:family="table-cell">
      <style:table-cell-properties style:text-align-source="fix"/>
      <style:paragraph-properties fo:text-align="end"/>
    </style:style>
    <style:style style:name="ce2" style:family="table-cell">
      <style:text-properties fo:font-style="italic" fo:font-weight="bold"/>
    </style:style>
    <style:style style:name="ce3" style:family="table-cell">
      <style:text-properties fo:font-weight="bold"/>
    </style:style>
    <style:style style:name="ce4" style:family="table-cell">
      <style:table-cell-properties style:text-align-source="fix"/>
      <style:paragraph-properties fo:text-align="end"/>
      <style:text-properties fo:font-weight="bold"/>
    </style:style>
  </office:automatic-styles>
  <office:body>
    <office:spreadsheet>
      <table:calculation-settings/>
      <table:table table:name="Sheet1" table:style-name="ta1">
        <table:table-column table:style-name="co1"/>
        <table:table-column/>
        <table:table-column table:style-name="co2" table:default-cell-style-name="ce1"/>
        <table:table-column table:style-name="co3"/>
        <table:table-column table:style-name="co4"/>
        <table:table-column table:number-columns-repeated="32762"/>
        <table:table-row>
          <table:table-cell office:value-type="string" office:string-value="elektrophon Bass++" table:style-name="ce2">
            <text:p>elektrophon Bass++</text:p>
          </table:table-cell>
          <table:table-cell table:number-columns-repeated="2"/>
        </table:table-row>
        <table:table-row>
          <table:table-cell table:number-columns-repeated="3"/>
        </table:table-row>
        <table:table-row table:default-cell-style-name="ce3">
          <table:table-cell office:value-type="string" office:string-value="Reference">
            <text:p>Reference</text:p>
          </table:table-cell>
          <table:table-cell office:value-type="string" office:string-value=" Quantity">
            <text:p> Quantity</text:p>
          </table:table-cell>
          <table:table-cell office:value-type="string" office:string-value=" Value" table:style-name="ce4">
            <text:p> Value</text:p>
          </table:table-cell>
          <table:table-cell office:value-type="string" office:string-value=" Footprint">
            <text:p> Footprint</text:p>
          </table:table-cell>
          <table:table-cell office:value-type="string" office:string-value=" Datasheet">
            <text:p> Datasheet</text:p>
          </table:table-cell>
          <table:table-cell table:number-columns-repeated="32762"/>
        </table:table-row>
        <table:table-row>
          <table:table-cell office:value-type="string" office:string-value="C1 C2 ">
            <text:p>C1 C2 </text:p>
          </table:table-cell>
          <table:table-cell office:value-type="float" office:value="2">
            <text:p>2</text:p>
          </table:table-cell>
          <table:table-cell office:value-type="string" office:string-value="10u">
            <text:p>10u</text:p>
          </table:table-cell>
          <table:table-cell office:value-type="string" office:string-value="Capacitor_THT:CP_Radial_D5.0mm_P2.50mm">
            <text:p>Capacitor_THT:CP_Radial_D5.0mm_P2.5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C10 C9 C3 C4 C6 C7 ">
            <text:p>C10 C9 C3 C4 C6 C7 </text:p>
          </table:table-cell>
          <table:table-cell office:value-type="float" office:value="6">
            <text:p>6</text:p>
          </table:table-cell>
          <table:table-cell office:value-type="string" office:string-value="0.1u">
            <text:p>0.1u</text:p>
          </table:table-cell>
          <table:table-cell office:value-type="string" office:string-value="Capacitor_THT:C_Disc_D3.4mm_W2.1mm_P2.50mm">
            <text:p>Capacitor_THT:C_Disc_D3.4mm_W2.1mm_P2.5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C11 ">
            <text:p>C11 </text:p>
          </table:table-cell>
          <table:table-cell office:value-type="float" office:value="1">
            <text:p>1</text:p>
          </table:table-cell>
          <table:table-cell office:value-type="string" office:string-value="4n7">
            <text:p>4n7</text:p>
          </table:table-cell>
          <table:table-cell office:value-type="string" office:string-value="Capacitor_THT:C_Disc_D3.4mm_W2.1mm_P2.50mm">
            <text:p>Capacitor_THT:C_Disc_D3.4mm_W2.1mm_P2.5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C12 C13 C5 C16 C17 ">
            <text:p>C12 C13 C5 C16 C17 </text:p>
          </table:table-cell>
          <table:table-cell office:value-type="float" office:value="5">
            <text:p>5</text:p>
          </table:table-cell>
          <table:table-cell office:value-type="string" office:string-value="2u2">
            <text:p>2u2</text:p>
          </table:table-cell>
          <table:table-cell office:value-type="string" office:string-value="Capacitor_THT:CP_Radial_D5.0mm_P2.50mm">
            <text:p>Capacitor_THT:CP_Radial_D5.0mm_P2.5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C14 C15 ">
            <text:p>C14 C15 </text:p>
          </table:table-cell>
          <table:table-cell office:value-type="float" office:value="2">
            <text:p>2</text:p>
          </table:table-cell>
          <table:table-cell office:value-type="string" office:string-value="10n">
            <text:p>10n</text:p>
          </table:table-cell>
          <table:table-cell office:value-type="string" office:string-value="Capacitor_THT:C_Disc_D3.4mm_W2.1mm_P2.50mm">
            <text:p>Capacitor_THT:C_Disc_D3.4mm_W2.1mm_P2.5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C8 ">
            <text:p>C8 </text:p>
          </table:table-cell>
          <table:table-cell office:value-type="float" office:value="1">
            <text:p>1</text:p>
          </table:table-cell>
          <table:table-cell office:value-type="string" office:string-value="1n">
            <text:p>1n</text:p>
          </table:table-cell>
          <table:table-cell office:value-type="string" office:string-value="Capacitor_THT:C_Disc_D3.4mm_W2.1mm_P2.50mm">
            <text:p>Capacitor_THT:C_Disc_D3.4mm_W2.1mm_P2.5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D3 D1 D2 D4 D5 ">
            <text:p>D3 D1 D2 D4 D5 </text:p>
          </table:table-cell>
          <table:table-cell office:value-type="float" office:value="5">
            <text:p>5</text:p>
          </table:table-cell>
          <table:table-cell office:value-type="string" office:string-value="1N4148">
            <text:p>1N4148</text:p>
          </table:table-cell>
          <table:table-cell office:value-type="string" office:string-value="Diode_THT:D_DO-35_SOD27_P7.62mm_Horizontal">
            <text:p>Diode_THT:D_DO-35_SOD27_P7.62mm_Horizontal</text:p>
          </table:table-cell>
          <table:table-cell office:value-type="string" office:string-value="https://assets.nexperia.com/documents/data-sheet/1N4148_1N4448.pdf">
            <text:p>https://assets.nexperia.com/documents/data-sheet/1N4148_1N4448.pdf</text:p>
          </table:table-cell>
        </table:table-row>
        <table:table-row>
          <table:table-cell office:value-type="string" office:string-value="D6 D7 D11 D8 D12 D9 D13 D10 D14 ">
            <text:p>D6 D7 D11 D8 D12 D9 D13 D10 D14 </text:p>
          </table:table-cell>
          <table:table-cell office:value-type="float" office:value="9">
            <text:p>9</text:p>
          </table:table-cell>
          <table:table-cell office:value-type="string" office:string-value="LED">
            <text:p>LED</text:p>
          </table:table-cell>
          <table:table-cell office:value-type="string" office:string-value="LED_THT:LED_D5.0mm_FlatTop">
            <text:p>LED_THT:LED_D5.0mm_FlatTop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1 ">
            <text:p>J1 </text:p>
          </table:table-cell>
          <table:table-cell office:value-type="float" office:value="1">
            <text:p>1</text:p>
          </table:table-cell>
          <table:table-cell office:value-type="string" office:string-value="CV">
            <text:p>CV</text:p>
          </table:table-cell>
          <table:table-cell office:value-type="string" office:string-value="Connector:Banana_Jack_1Pin">
            <text:p>Connector:Banana_Jack_1Pin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2 ">
            <text:p>J2 </text:p>
          </table:table-cell>
          <table:table-cell office:value-type="float" office:value="1">
            <text:p>1</text:p>
          </table:table-cell>
          <table:table-cell office:value-type="string" office:string-value="Trigger">
            <text:p>Trigger</text:p>
          </table:table-cell>
          <table:table-cell office:value-type="string" office:string-value="Connector:Banana_Jack_1Pin">
            <text:p>Connector:Banana_Jack_1Pin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3 ">
            <text:p>J3 </text:p>
          </table:table-cell>
          <table:table-cell office:value-type="float" office:value="1">
            <text:p>1</text:p>
          </table:table-cell>
          <table:table-cell office:value-type="string" office:string-value="POWER">
            <text:p>POWER</text:p>
          </table:table-cell>
          <table:table-cell office:value-type="string" office:string-value="Connector_IDC:IDC-Header_2x05_P2.54mm_Vertical">
            <text:p>Connector_IDC:IDC-Header_2x05_P2.54mm_Vertic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4 ">
            <text:p>J4 </text:p>
          </table:table-cell>
          <table:table-cell office:value-type="float" office:value="1">
            <text:p>1</text:p>
          </table:table-cell>
          <table:table-cell office:value-type="string" office:string-value="Panel">
            <text:p>Panel</text:p>
          </table:table-cell>
          <table:table-cell office:value-type="string" office:string-value="Connector_PinHeader_2.54mm:PinHeader_1x12_P2.54mm_Vertical">
            <text:p>Connector_PinHeader_2.54mm:PinHeader_1x12_P2.54mm_Vertic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5 ">
            <text:p>J5 </text:p>
          </table:table-cell>
          <table:table-cell office:value-type="float" office:value="1">
            <text:p>1</text:p>
          </table:table-cell>
          <table:table-cell office:value-type="string" office:string-value="OUT">
            <text:p>OUT</text:p>
          </table:table-cell>
          <table:table-cell office:value-type="string" office:string-value="Connector:Banana_Jack_1Pin">
            <text:p>Connector:Banana_Jack_1Pin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6 ">
            <text:p>J6 </text:p>
          </table:table-cell>
          <table:table-cell office:value-type="float" office:value="1">
            <text:p>1</text:p>
          </table:table-cell>
          <table:table-cell office:value-type="string" office:string-value="PanelPower">
            <text:p>PanelPower</text:p>
          </table:table-cell>
          <table:table-cell office:value-type="string" office:string-value="Connector_PinHeader_2.54mm:PinHeader_1x03_P2.54mm_Vertical">
            <text:p>Connector_PinHeader_2.54mm:PinHeader_1x03_P2.54mm_Vertic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Q1 Q3 ">
            <text:p>Q1 Q3 </text:p>
          </table:table-cell>
          <table:table-cell office:value-type="float" office:value="2">
            <text:p>2</text:p>
          </table:table-cell>
          <table:table-cell office:value-type="string" office:string-value="2N3906">
            <text:p>2N3906</text:p>
          </table:table-cell>
          <table:table-cell office:value-type="string" office:string-value="Package_TO_SOT_THT:TO-92_Inline">
            <text:p>Package_TO_SOT_THT:TO-92_Inline</text:p>
          </table:table-cell>
          <table:table-cell office:value-type="string" office:string-value="https://www.fairchildsemi.com/datasheets/2N/2N3906.pdf">
            <text:p>https://www.fairchildsemi.com/datasheets/2N/2N3906.pdf</text:p>
          </table:table-cell>
        </table:table-row>
        <table:table-row>
          <table:table-cell office:value-type="string" office:string-value="Q2 Q4 ">
            <text:p>Q2 Q4 </text:p>
          </table:table-cell>
          <table:table-cell office:value-type="float" office:value="2">
            <text:p>2</text:p>
          </table:table-cell>
          <table:table-cell office:value-type="string" office:string-value="2N3904">
            <text:p>2N3904</text:p>
          </table:table-cell>
          <table:table-cell office:value-type="string" office:string-value="Package_TO_SOT_THT:TO-92_Inline">
            <text:p>Package_TO_SOT_THT:TO-92_Inline</text:p>
          </table:table-cell>
          <table:table-cell office:value-type="string" office:string-value="https://www.fairchildsemi.com/datasheets/2N/2N3904.pdf">
            <text:p>https://www.fairchildsemi.com/datasheets/2N/2N3904.pdf</text:p>
          </table:table-cell>
        </table:table-row>
        <table:table-row>
          <table:table-cell office:value-type="string" office:string-value="R1 ">
            <text:p>R1 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11 ">
            <text:p>R11 </text:p>
          </table:table-cell>
          <table:table-cell office:value-type="float" office:value="1">
            <text:p>1</text:p>
          </table:table-cell>
          <table:table-cell office:value-type="string" office:string-value="1k">
            <text:p>1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13 R10 ">
            <text:p>R13 R10 </text:p>
          </table:table-cell>
          <table:table-cell office:value-type="float" office:value="2">
            <text:p>2</text:p>
          </table:table-cell>
          <table:table-cell office:value-type="string" office:string-value="10k">
            <text:p>10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19 R23 R27 R24 R28 R25 R29 R26 R30 ">
            <text:p>R19 R23 R27 R24 R28 R25 R29 R26 R30 </text:p>
          </table:table-cell>
          <table:table-cell office:value-type="float" office:value="9">
            <text:p>9</text:p>
          </table:table-cell>
          <table:table-cell office:value-type="string" office:string-value="220k">
            <text:p>220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2 R15 R12 ">
            <text:p>R2 R15 R12 </text:p>
          </table:table-cell>
          <table:table-cell office:value-type="float" office:value="3">
            <text:p>3</text:p>
          </table:table-cell>
          <table:table-cell office:value-type="string" office:string-value="20k">
            <text:p>20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21 R17 R16 R14 ">
            <text:p>R21 R17 R16 R14 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3 R18 R22 R20 ">
            <text:p>R3 R18 R22 R20 </text:p>
          </table:table-cell>
          <table:table-cell office:value-type="float" office:value="4">
            <text:p>4</text:p>
          </table:table-cell>
          <table:table-cell office:value-type="string" office:string-value="100k">
            <text:p>100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4 ">
            <text:p>R4 </text:p>
          </table:table-cell>
          <table:table-cell office:value-type="float" office:value="1">
            <text:p>1</text:p>
          </table:table-cell>
          <table:table-cell office:value-type="string" office:string-value="56k">
            <text:p>56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5 ">
            <text:p>R5 </text:p>
          </table:table-cell>
          <table:table-cell office:value-type="float" office:value="1">
            <text:p>1</text:p>
          </table:table-cell>
          <table:table-cell office:value-type="string" office:string-value="27k">
            <text:p>27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6 ">
            <text:p>R6 </text:p>
          </table:table-cell>
          <table:table-cell office:value-type="float" office:value="1">
            <text:p>1</text:p>
          </table:table-cell>
          <table:table-cell office:value-type="string" office:string-value="3k3">
            <text:p>3k3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7 ">
            <text:p>R7 </text:p>
          </table:table-cell>
          <table:table-cell office:value-type="float" office:value="1">
            <text:p>1</text:p>
          </table:table-cell>
          <table:table-cell office:value-type="string" office:string-value="1M">
            <text:p>1M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8 R9 ">
            <text:p>R8 R9 </text:p>
          </table:table-cell>
          <table:table-cell office:value-type="float" office:value="2">
            <text:p>2</text:p>
          </table:table-cell>
          <table:table-cell office:value-type="string" office:string-value="2k">
            <text:p>2k</text:p>
          </table:table-cell>
          <table:table-cell office:value-type="string" office:string-value="Resistor_THT:R_Axial_DIN0207_L6.3mm_D2.5mm_P7.62mm_Horizontal">
            <text:p>Resistor_THT:R_Axial_DIN0207_L6.3mm_D2.5mm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V1 RV3 ">
            <text:p>RV1 RV3 </text:p>
          </table:table-cell>
          <table:table-cell office:value-type="float" office:value="2">
            <text:p>2</text:p>
          </table:table-cell>
          <table:table-cell office:value-type="string" office:string-value="10k">
            <text:p>10k</text:p>
          </table:table-cell>
          <table:table-cell office:value-type="string" office:string-value="Potentiometer_SMD:Potentiometer_Bourns_TC33X_Vertical">
            <text:p>Potentiometer_SMD:Potentiometer_Bourns_TC33X_Vertic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V2 ">
            <text:p>RV2 </text:p>
          </table:table-cell>
          <table:table-cell office:value-type="float" office:value="1">
            <text:p>1</text:p>
          </table:table-cell>
          <table:table-cell office:value-type="string" office:string-value="500k">
            <text:p>500k</text:p>
          </table:table-cell>
          <table:table-cell office:value-type="string" office:string-value="Potentiometer_SMD:Potentiometer_Bourns_TC33X_Vertical">
            <text:p>Potentiometer_SMD:Potentiometer_Bourns_TC33X_Vertic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V4 RV5 ">
            <text:p>RV4 RV5 </text:p>
          </table:table-cell>
          <table:table-cell office:value-type="float" office:value="2">
            <text:p>2</text:p>
          </table:table-cell>
          <table:table-cell office:value-type="string" office:string-value="100k">
            <text:p>100k</text:p>
          </table:table-cell>
          <table:table-cell office:value-type="string" office:string-value="Potentiometer_SMD:Potentiometer_Bourns_3314G_Vertical">
            <text:p>Potentiometer_SMD:Potentiometer_Bourns_3314G_Vertic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V6 ">
            <text:p>RV6 </text:p>
          </table:table-cell>
          <table:table-cell office:value-type="float" office:value="1">
            <text:p>1</text:p>
          </table:table-cell>
          <table:table-cell office:value-type="string" office:string-value="Shell Volume">
            <text:p>Shell Volume</text:p>
          </table:table-cell>
          <table:table-cell office:value-type="string" office:string-value="Potentiometer_SMD:Potentiometer_Bourns_TC33X_Vertical">
            <text:p>Potentiometer_SMD:Potentiometer_Bourns_TC33X_Vertic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V7 ">
            <text:p>RV7 </text:p>
          </table:table-cell>
          <table:table-cell office:value-type="float" office:value="1">
            <text:p>1</text:p>
          </table:table-cell>
          <table:table-cell office:value-type="string" office:string-value="Impact Volume">
            <text:p>Impact Volume</text:p>
          </table:table-cell>
          <table:table-cell office:value-type="string" office:string-value="Potentiometer_SMD:Potentiometer_Bourns_TC33X_Vertical">
            <text:p>Potentiometer_SMD:Potentiometer_Bourns_TC33X_Vertic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V8 ">
            <text:p>RV8 </text:p>
          </table:table-cell>
          <table:table-cell office:value-type="float" office:value="1">
            <text:p>1</text:p>
          </table:table-cell>
          <table:table-cell office:value-type="string" office:string-value="Impact Tone">
            <text:p>Impact Tone</text:p>
          </table:table-cell>
          <table:table-cell office:value-type="string" office:string-value="Potentiometer_SMD:Potentiometer_Bourns_TC33X_Vertical">
            <text:p>Potentiometer_SMD:Potentiometer_Bourns_TC33X_Vertic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U1 ">
            <text:p>U1 </text:p>
          </table:table-cell>
          <table:table-cell office:value-type="float" office:value="1">
            <text:p>1</text:p>
          </table:table-cell>
          <table:table-cell office:value-type="string" office:string-value="TL072">
            <text:p>TL072</text:p>
          </table:table-cell>
          <table:table-cell office:value-type="string" office:string-value="Package_DIP:DIP-8_W7.62mm_Socket">
            <text:p>Package_DIP:DIP-8_W7.62mm_Socket</text:p>
          </table:table-cell>
          <table:table-cell office:value-type="string" office:string-value="http://www.ti.com/lit/ds/symlink/tl071.pdf">
            <text:p>http://www.ti.com/lit/ds/symlink/tl071.pdf</text:p>
          </table:table-cell>
        </table:table-row>
        <table:table-row>
          <table:table-cell office:value-type="string" office:string-value="U2 ">
            <text:p>U2 </text:p>
          </table:table-cell>
          <table:table-cell office:value-type="float" office:value="1">
            <text:p>1</text:p>
          </table:table-cell>
          <table:table-cell office:value-type="string" office:string-value="LM13700">
            <text:p>LM13700</text:p>
          </table:table-cell>
          <table:table-cell office:value-type="string" office:string-value="Package_DIP:DIP-16_W7.62mm_Socket">
            <text:p>Package_DIP:DIP-16_W7.62mm_Socket</text:p>
          </table:table-cell>
          <table:table-cell office:value-type="string" office:string-value="http://www.ti.com/lit/ds/symlink/lm13700.pdf">
            <text:p>http://www.ti.com/lit/ds/symlink/lm13700.pdf</text:p>
          </table:table-cell>
        </table:table-row>
        <table:table-row table:number-rows-repeated="1048537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1</meta:editing-cycles>
    <dc:date>2019-06-16T00:39:20</dc:date>
    <meta:creation-date>2019-06-16T00:37:48</meta:creation-date>
  </office:meta>
</office:document-meta>
</file>